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93cm"/>
    </style:style>
    <style:style style:family="table-column" style:name="co2">
      <style:table-column-properties fo:break-before="auto" style:column-width="2.602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901cm"/>
    </style:style>
    <style:style style:family="table-column" style:name="co6">
      <style:table-column-properties fo:break-before="auto" style:column-width="1.147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503cm"/>
    </style:style>
    <style:style style:family="table" style:name="ta1" style:master-page-name="PageStyle_5f_Tabel_20_1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justify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justify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0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1">
      <style:table-cell-properties style:glyph-orientation-vertical="0" fo:padding="0.071cm" fo:border-left="0.74pt solid #000000" style:diagonal-bl-tr="none" style:text-align-source="fix" fo:wrap-option="no-wrap" style:direction="ltr" fo:border-top="none" style:repeat-content="false" fo:background-color="transparent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ackground-color="transparent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4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fo:wrap-option="wrap" style:direction="ltr" fo:border-top="none" style:repeat-content="false" fo:background-color="transparent" fo:border-right="none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8">
      <style:table-cell-properties style:glyph-orientation-vertical="0" fo:padding="0.071cm" fo:border-left="none" style:diagonal-bl-tr="none" style:text-align-source="fix" fo:wrap-option="wrap" style:direction="ltr" fo:border-top="0.74pt solid #000000" style:repeat-content="false" fo:background-color="transparent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0.74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0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ackground-color="transparent" fo:border-right="none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fix" fo:wrap-option="no-wrap" style:direction="ltr" fo:border-top="none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23"/>
        <table:table-column table:style-name="co5" table:default-cell-style-name="ce6"/>
        <table:table-column table:style-name="co6" table:default-cell-style-name="ce6"/>
        <table:table-column table:style-name="co7" table:default-cell-style-name="Default" table:number-columns-repeated="996"/>
        <table:table-row table:style-name="ro1">
          <table:table-cell ns41:value-type="string" table:style-name="TL Title" office:value-type="string">
            <text:p>Tabel 1. Beroepsbevolking naar bedrijfsklasse, positie in het bedrijf en geslacht</text:p>
          </table:table-cell>
          <table:table-cell table:style-name="ce14" table:number-columns-repeated="24"/>
          <table:table-cell table:style-name="ce60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5" table:style-name="TL RowProperty" table:number-columns-spanned="2" office:value-type="string">
            <text:p>Bedrijfsklasse</text:p>
          </table:table-cell>
          <table:covered-table-cell table:style-name="ce15"/>
          <table:table-cell table:style-name="ce2"/>
          <table:table-cell ns41:value-type="string" table:number-rows-spanned="1" table:style-name="TL ColHeader" table:number-columns-spanned="17" office:value-type="string">
            <text:p>Werkenden naar positie in het bedrijf</text:p>
          </table:table-cell>
          <table:covered-table-cell table:style-name="TL ColHeader" table:number-columns-repeated="15"/>
          <table:covered-table-cell table:style-name="ce52"/>
          <table:table-cell ns41:value-type="string" table:number-rows-spanned="1" table:style-name="TL ColHeader" table:number-columns-spanned="6" office:value-type="string">
            <text:p>Tijdelijk niet-werkenden</text:p>
          </table:table-cell>
          <table:covered-table-cell table:style-name="TL ColHeader" table:number-columns-repeated="4"/>
          <table:covered-table-cell table:style-name="ce61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table-cell ns41:value-type="string" table:number-rows-spanned="3" table:style-name="TL ColHeader" table:number-columns-spanned="2" office:value-type="string">
            <text:p>Zelfstandige bedrijfshoofden</text:p>
          </table:table-cell>
          <table:covered-table-cell table:style-name="ce32"/>
          <table:table-cell ns41:value-type="string" table:number-rows-spanned="3" table:style-name="TL ColHeader" table:number-columns-spanned="2" office:value-type="string">
            <office:annotation draw:style-name="gr1" svg:height="0.847cm" draw:caption-point-y="0.354cm" svg:width="2.38cm" svg:x="13.874cm" draw:caption-point-x="2.283cm" svg:y="1.058cm" draw:text-style-name="P1">
              <dc:creator>CDM</dc:creator>
              <dc:date>2014-12-12T00:00:00</dc:date>
              <text:p text:style-name="P1"><text:span text:style-name="T1">d.w.z. zonder personeel</text:span></text:p>
              <text:p text:style-name="P1"><text:span text:style-name="T1"/></text:p>
            </office:annotation>
            <text:p>Kleine zelfstandigen in de nijverheid </text:p>
          </table:table-cell>
          <table:covered-table-cell table:style-name="ce32"/>
          <table:table-cell ns41:value-type="string" table:number-rows-spanned="3" table:style-name="TL ColHeader" table:number-columns-spanned="1" office:value-type="string">
            <text:p>Medew. echt-genoten</text:p>
          </table:table-cell>
          <table:table-cell ns41:value-type="string" table:number-rows-spanned="3" table:style-name="TL ColHeader" table:number-columns-spanned="2" office:value-type="string">
            <text:p>Directeuren van N.V.'s, Coöp. e.d.</text:p>
          </table:table-cell>
          <table:covered-table-cell table:style-name="ce32"/>
          <table:table-cell ns41:value-type="string" table:number-rows-spanned="3" table:style-name="TL ColHeader" table:number-columns-spanned="2" office:value-type="string">
            <text:p>Bedrijfsleiders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Arbeiders</text:p>
          </table:table-cell>
          <table:covered-table-cell table:style-name="ce39"/>
          <table:table-cell ns41:value-type="string" table:number-rows-spanned="3" table:style-name="TL ColHeader" table:number-columns-spanned="2" office:value-type="string">
            <text:p>Medewerkende kinderen</text:p>
          </table:table-cell>
          <table:covered-table-cell table:style-name="ce48"/>
          <table:table-cell ns41:value-type="string" table:number-rows-spanned="3" table:style-name="TL ColHeader" table:number-columns-spanned="2" office:value-type="string">
            <text:p>Employé's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53"/>
          <table:table-cell ns41:value-type="string" table:number-rows-spanned="3" table:style-name="TL ColHeader" table:number-columns-spanned="2" office:value-type="string">
            <text:p>Wachtgelders, werkzoekenden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Tijdelijk in militaire dienst</text:p>
          </table:table-cell>
          <table:covered-table-cell table:style-name="ce45"/>
          <table:table-cell ns41:value-type="string" table:number-rows-spanned="3" table:style-name="TL ColHeader" table:number-columns-spanned="2" office:value-type="string">
            <text:p>Gevang., geïnter-neerden</text:p>
          </table:table-cell>
          <table:covered-table-cell table:style-name="ce59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covered-table-cell table:style-name="ce22"/>
          <table:covered-table-cell table:style-name="TL ColHeader" table:number-columns-repeated="6"/>
          <table:covered-table-cell table:style-name="ce40"/>
          <table:covered-table-cell table:style-name="ce43"/>
          <table:covered-table-cell table:style-name="TL ColHeader" table:number-columns-repeated="2"/>
          <table:covered-table-cell table:style-name="ce46"/>
          <table:covered-table-cell table:style-name="ce49"/>
          <table:covered-table-cell table:style-name="ce40"/>
          <table:covered-table-cell table:style-name="ce43"/>
          <table:covered-table-cell table:style-name="ce40"/>
          <table:covered-table-cell table:style-name="ce54"/>
          <table:covered-table-cell table:style-name="ce58"/>
          <table:covered-table-cell table:style-name="TL ColHeader" table:number-columns-repeated="4"/>
          <table:covered-table-cell table:style-name="ce59"/>
          <table:table-cell table:style-name="ce2" table:number-columns-repeated="998"/>
        </table:table-row>
        <table:table-row table:style-name="ro2">
          <table:covered-table-cell table:style-name="ce4"/>
          <table:covered-table-cell table:style-name="ce16"/>
          <table:table-cell table:style-name="ce2"/>
          <table:covered-table-cell table:style-name="ce22"/>
          <table:covered-table-cell table:style-name="TL ColHeader" table:number-columns-repeated="6"/>
          <table:covered-table-cell table:style-name="ce41"/>
          <table:covered-table-cell table:style-name="ce44"/>
          <table:covered-table-cell table:style-name="TL ColHeader" table:number-columns-repeated="2"/>
          <table:covered-table-cell table:style-name="ce47"/>
          <table:covered-table-cell table:style-name="ce50"/>
          <table:covered-table-cell table:style-name="ce41"/>
          <table:covered-table-cell table:style-name="ce44"/>
          <table:covered-table-cell table:style-name="ce41"/>
          <table:covered-table-cell table:style-name="ce55"/>
          <table:covered-table-cell table:style-name="ce58"/>
          <table:covered-table-cell table:style-name="TL ColHeader" table:number-columns-repeated="4"/>
          <table:covered-table-cell table:style-name="ce59"/>
          <table:table-cell table:style-name="ce2" table:number-columns-repeated="998"/>
        </table:table-row>
        <table:table-row table:style-name="ro1">
          <table:covered-table-cell table:style-name="ce5"/>
          <table:covered-table-cell table:style-name="ce17"/>
          <table:table-cell table:style-name="ce2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table:number-columns-repeated="2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ce2" table:number-columns-repeated="998"/>
        </table:table-row>
        <table:table-row table:style-name="ro1">
          <table:table-cell table:number-columns-repeated="26"/>
          <table:table-cell table:style-name="ce2" table:number-columns-repeated="998"/>
        </table:table-row>
        <table:table-row table:style-name="ro2">
          <table:table-cell ns41:value-type="string" table:style-name="TL RowHeader" office:value-type="string">
            <text:p>Aardew.,glas,kalk, sten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729" office:value-type="float">
            <text:p>31729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6254" office:value-type="float">
            <text:p>36254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0" office:value-type="float">
            <text:p>0</text:p>
          </table:table-cell>
          <table:table-cell table:style-name="ce2" table:number-columns-repeated="998"/>
        </table:table-row>
        <table:table-row table:style-name="ro2">
          <table:table-cell ns41:value-type="string" table:style-name="TL RowHeader" office:value-type="string">
            <text:p>Diamant o.a. edelsten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.,fotogr.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2441" office:value-type="float">
            <text:p>244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653" office:value-type="float">
            <text:p>165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694" office:value-type="float">
            <text:p>20694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525" office:value-type="float">
            <text:p>2525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29419" office:value-type="float">
            <text:p>29419</text:p>
          </table:table-cell>
          <table:table-cell ns41:value-type="float" table:style-name="TL Data" office:value="3422" office:value-type="float">
            <text:p>342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Bouwnijverheid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30120" office:value-type="float">
            <text:p>3012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7865" office:value-type="float">
            <text:p>1786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782" office:value-type="float">
            <text:p>578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1506" office:value-type="float">
            <text:p>181506</text:p>
          </table:table-cell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7889" office:value-type="float">
            <text:p>788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114" office:value-type="float">
            <text:p>3114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246771" office:value-type="float">
            <text:p>246771</text:p>
          </table:table-cell>
          <table:table-cell ns41:value-type="float" table:style-name="TL Data" office:value="4430" office:value-type="float">
            <text:p>4430</text:p>
          </table:table-cell>
          <table:table-cell ns41:value-type="float" table:style-name="TL Data" office:value="4437" office:value-type="float">
            <text:p>44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569" office:value-type="float">
            <text:p>105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1860" office:value-type="float">
            <text:p>21860</text:p>
          </table:table-cell>
          <table:table-cell ns41:value-type="float" table:style-name="TL Data" office:value="3652" office:value-type="float">
            <text:p>365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883" office:value-type="float">
            <text:p>6883</text:p>
          </table:table-cell>
          <table:table-cell ns41:value-type="float" table:style-name="TL Data" office:value="5678" office:value-type="float">
            <text:p>5678</text:p>
          </table:table-cell>
          <table:table-cell ns41:value-type="float" table:style-name="TL Data" office:value="32528" office:value-type="float">
            <text:p>32528</text:p>
          </table:table-cell>
          <table:table-cell ns41:value-type="float" table:style-name="TL Data" office:value="10053" office:value-type="float">
            <text:p>1005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Bew.v.hout, kurk, stro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6434" office:value-type="float">
            <text:p>64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019" office:value-type="float">
            <text:p>50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337" office:value-type="float">
            <text:p>44337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223" office:value-type="float">
            <text:p>2223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1826" office:value-type="float">
            <text:p>61826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12" office:value-type="float">
            <text:p>27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12506" office:value-type="float">
            <text:p>12506</text:p>
          </table:table-cell>
          <table:table-cell ns41:value-type="float" table:style-name="TL Data" office:value="2457" office:value-type="float">
            <text:p>2457</text:p>
          </table:table-cell>
          <table:table-cell ns41:value-type="float" table:style-name="TL Data" office:value="11221" office:value-type="float">
            <text:p>11221</text:p>
          </table:table-cell>
          <table:table-cell ns41:value-type="float" table:style-name="TL Data" office:value="10230" office:value-type="float">
            <text:p>10230</text:p>
          </table:table-cell>
          <table:table-cell ns41:value-type="float" table:style-name="TL Data" office:value="3501" office:value-type="float">
            <text:p>350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29223" office:value-type="float">
            <text:p>29223</text:p>
          </table:table-cell>
          <table:table-cell ns41:value-type="float" table:style-name="TL Data" office:value="74372" office:value-type="float">
            <text:p>74372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2591" office:value-type="float">
            <text:p>2591</text:p>
          </table:table-cell>
          <table:table-cell ns41:value-type="float" table:style-name="TL Data" office:value="59601" office:value-type="float">
            <text:p>59601</text:p>
          </table:table-cell>
          <table:table-cell ns41:value-type="float" table:style-name="TL Data" office:value="95444" office:value-type="float">
            <text:p>95444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2097" office:value-type="float">
            <text:p>20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Leder, wasdoek, rubber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5539" office:value-type="float">
            <text:p>55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764" office:value-type="float">
            <text:p>77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707" office:value-type="float">
            <text:p>28707</text:p>
          </table:table-cell>
          <table:table-cell ns41:value-type="float" table:style-name="TL Data" office:value="4833" office:value-type="float">
            <text:p>4833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873" office:value-type="float">
            <text:p>1873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46808" office:value-type="float">
            <text:p>46808</text:p>
          </table:table-cell>
          <table:table-cell ns41:value-type="float" table:style-name="TL Data" office:value="6075" office:value-type="float">
            <text:p>607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78" office:value-type="float">
            <text:p>187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Mijnbouw,veenderijen, enz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835" office:value-type="float">
            <text:p>44835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292" office:value-type="float">
            <text:p>329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0761" office:value-type="float">
            <text:p>50761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Metaalnijv.,scheepsb.,enz.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23673" office:value-type="float">
            <text:p>2367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5445" office:value-type="float">
            <text:p>1544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125" office:value-type="float">
            <text:p>91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8027" office:value-type="float">
            <text:p>238027</text:p>
          </table:table-cell>
          <table:table-cell ns41:value-type="float" table:style-name="TL Data" office:value="4815" office:value-type="float">
            <text:p>4815</text:p>
          </table:table-cell>
          <table:table-cell ns41:value-type="float" table:style-name="TL Data" office:value="6485" office:value-type="float">
            <text:p>648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912" office:value-type="float">
            <text:p>25912</text:p>
          </table:table-cell>
          <table:table-cell ns41:value-type="float" table:style-name="TL Data" office:value="7565" office:value-type="float">
            <text:p>7565</text:p>
          </table:table-cell>
          <table:table-cell ns41:value-type="float" table:style-name="TL Data" office:value="320136" office:value-type="float">
            <text:p>320136</text:p>
          </table:table-cell>
          <table:table-cell ns41:value-type="float" table:style-name="TL Data" office:value="13401" office:value-type="float">
            <text:p>13401</text:p>
          </table:table-cell>
          <table:table-cell ns41:value-type="float" table:style-name="TL Data" office:value="4992" office:value-type="float">
            <text:p>49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104" office:value-type="float">
            <text:p>2910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892" office:value-type="float">
            <text:p>15892</text:p>
          </table:table-cell>
          <table:table-cell ns41:value-type="float" table:style-name="TL Data" office:value="3972" office:value-type="float">
            <text:p>397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9107" office:value-type="float">
            <text:p>19107</text:p>
          </table:table-cell>
          <table:table-cell ns41:value-type="float" table:style-name="TL Data" office:value="4771" office:value-type="float">
            <text:p>477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Textielnijverheid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5032" office:value-type="float">
            <text:p>55032</text:p>
          </table:table-cell>
          <table:table-cell ns41:value-type="float" table:style-name="TL Data" office:value="19551" office:value-type="float">
            <text:p>1955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2484" office:value-type="float">
            <text:p>2484</text:p>
          </table:table-cell>
          <table:table-cell ns41:value-type="float" table:style-name="TL Data" office:value="63448" office:value-type="float">
            <text:p>63448</text:p>
          </table:table-cell>
          <table:table-cell ns41:value-type="float" table:style-name="TL Data" office:value="22533" office:value-type="float">
            <text:p>2253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12" office:value-type="float">
            <text:p>18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Gas-, electr.-, waterl.bedr.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034" office:value-type="float">
            <text:p>1903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152" office:value-type="float">
            <text:p>9152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28881" office:value-type="float">
            <text:p>28881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1">
          <table:table-cell ns41:value-type="string" table:style-name="TL RowHeader" office:value-type="string">
            <text:p>Voedings- en genotmidd.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17800" office:value-type="float">
            <text:p>1780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6371" office:value-type="float">
            <text:p>63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590" office:value-type="float">
            <text:p>159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92" office:value-type="float">
            <text:p>439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8366" office:value-type="float">
            <text:p>108366</text:p>
          </table:table-cell>
          <table:table-cell ns41:value-type="float" table:style-name="TL Data" office:value="12296" office:value-type="float">
            <text:p>12296</text:p>
          </table:table-cell>
          <table:table-cell ns41:value-type="float" table:style-name="TL Data" office:value="5871" office:value-type="float">
            <text:p>587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2495" office:value-type="float">
            <text:p>12495</text:p>
          </table:table-cell>
          <table:table-cell ns41:value-type="float" table:style-name="TL Data" office:value="4658" office:value-type="float">
            <text:p>4658</text:p>
          </table:table-cell>
          <table:table-cell ns41:value-type="float" table:style-name="TL Data" office:value="156885" office:value-type="float">
            <text:p>156885</text:p>
          </table:table-cell>
          <table:table-cell ns41:value-type="float" table:style-name="TL Data" office:value="17929" office:value-type="float">
            <text:p>17929</text:p>
          </table:table-cell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563" office:value-type="float">
            <text:p>85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nijverheid</text:p>
          </table:table-cell>
          <table:table-cell ns41:value-type="string" table:style-name="TL RowHeader" office:value-type="string">
            <text:p>01 t/m 17</text:p>
          </table:table-cell>
          <table:table-cell/>
          <table:table-cell ns41:value-type="float" table:style-name="TL Data" office:value="103849" office:value-type="float">
            <text:p>103849</text:p>
          </table:table-cell>
          <table:table-cell ns41:value-type="float" table:style-name="TL Data" office:value="4187" office:value-type="float">
            <text:p>4187</text:p>
          </table:table-cell>
          <table:table-cell ns41:value-type="float" table:style-name="TL Data" office:value="67367" office:value-type="float">
            <text:p>67367</text:p>
          </table:table-cell>
          <table:table-cell ns41:value-type="float" table:style-name="TL Data" office:value="10589" office:value-type="float">
            <text:p>10589</text:p>
          </table:table-cell>
          <table:table-cell ns41:value-type="float" table:style-name="TL Data" office:value="5351" office:value-type="float">
            <text:p>5351</text:p>
          </table:table-cell>
          <table:table-cell ns41:value-type="float" table:style-name="TL Data" office:value="6634" office:value-type="float">
            <text:p>663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2308" office:value-type="float">
            <text:p>32308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841845" office:value-type="float">
            <text:p>841845</text:p>
          </table:table-cell>
          <table:table-cell ns41:value-type="float" table:style-name="TL Data" office:value="130876" office:value-type="float">
            <text:p>130876</text:p>
          </table:table-cell>
          <table:table-cell ns41:value-type="float" table:style-name="TL Data" office:value="27272" office:value-type="float">
            <text:p>27272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77148" office:value-type="float">
            <text:p>77148</text:p>
          </table:table-cell>
          <table:table-cell ns41:value-type="float" table:style-name="TL Data" office:value="29416" office:value-type="float">
            <text:p>29416</text:p>
          </table:table-cell>
          <table:table-cell ns41:value-type="float" table:style-name="TL Data" office:value="1156423" office:value-type="float">
            <text:p>1156423</text:p>
          </table:table-cell>
          <table:table-cell ns41:value-type="float" table:style-name="TL Data" office:value="184531" office:value-type="float">
            <text:p>184531</text:p>
          </table:table-cell>
          <table:table-cell ns41:value-type="float" table:style-name="TL Data" office:value="14211" office:value-type="float">
            <text:p>14211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61754" office:value-type="float">
            <text:p>6175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911" office:value-type="float">
            <text:p>8911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Landbouw 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233309" office:value-type="float">
            <text:p>233309</text:p>
          </table:table-cell>
          <table:table-cell ns41:value-type="float" table:style-name="TL Data" office:value="13790" office:value-type="float">
            <text:p>13790</text:p>
          </table:table-cell>
          <table:table-cell table:style-name="TL Data" table:number-columns-repeated="2"/>
          <table:table-cell ns41:value-type="float" table:style-name="TL Data" office:value="81452" office:value-type="float">
            <text:p>8145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4385" office:value-type="float">
            <text:p>214385</text:p>
          </table:table-cell>
          <table:table-cell ns41:value-type="float" table:style-name="TL Data" office:value="12344" office:value-type="float">
            <text:p>12344</text:p>
          </table:table-cell>
          <table:table-cell ns41:value-type="float" table:style-name="TL Data" office:value="110408" office:value-type="float">
            <text:p>110408</text:p>
          </table:table-cell>
          <table:table-cell ns41:value-type="float" table:style-name="TL Data" office:value="60522" office:value-type="float">
            <text:p>60522</text:p>
          </table:table-cell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565039" office:value-type="float">
            <text:p>565039</text:p>
          </table:table-cell>
          <table:table-cell ns41:value-type="float" table:style-name="TL Data" office:value="168596" office:value-type="float">
            <text:p>168596</text:p>
          </table:table-cell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993" office:value-type="float">
            <text:p>189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95" office:value-type="float">
            <text:p>299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Visserij en jacht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3997" office:value-type="float">
            <text:p>399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25" office:value-type="float">
            <text:p>622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466" office:value-type="float">
            <text:p>1146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71464" office:value-type="float">
            <text:p>71464</text:p>
          </table:table-cell>
          <table:table-cell ns41:value-type="float" table:style-name="TL Data" office:value="13792" office:value-type="float">
            <text:p>13792</text:p>
          </table:table-cell>
          <table:table-cell table:style-name="TL Data" table:number-columns-repeated="2"/>
          <table:table-cell ns41:value-type="float" table:style-name="TL Data" office:value="50704" office:value-type="float">
            <text:p>50704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716" office:value-type="float">
            <text:p>6716</text:p>
          </table:table-cell>
          <table:table-cell ns41:value-type="float" table:style-name="TL Data" office:value="2653" office:value-type="float">
            <text:p>2653</text:p>
          </table:table-cell>
          <table:table-cell ns41:value-type="float" table:style-name="TL Data" office:value="14998" office:value-type="float">
            <text:p>14998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9688" office:value-type="float">
            <text:p>9688</text:p>
          </table:table-cell>
          <table:table-cell ns41:value-type="float" table:style-name="TL Data" office:value="16271" office:value-type="float">
            <text:p>16271</text:p>
          </table:table-cell>
          <table:table-cell ns41:value-type="float" table:style-name="TL Data" office:value="17253" office:value-type="float">
            <text:p>17253</text:p>
          </table:table-cell>
          <table:table-cell ns41:value-type="float" table:style-name="TL Data" office:value="45014" office:value-type="float">
            <text:p>45014</text:p>
          </table:table-cell>
          <table:table-cell ns41:value-type="float" table:style-name="TL Data" office:value="120816" office:value-type="float">
            <text:p>120816</text:p>
          </table:table-cell>
          <table:table-cell ns41:value-type="float" table:style-name="TL Data" office:value="129858" office:value-type="float">
            <text:p>129858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591" office:value-type="float">
            <text:p>1591</text:p>
          </table:table-cell>
          <table:table-cell ns41:value-type="float" table:style-name="TL Data" office:value="3598" office:value-type="float">
            <text:p>359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ige handel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86420" office:value-type="float">
            <text:p>86420</text:p>
          </table:table-cell>
          <table:table-cell ns41:value-type="float" table:style-name="TL Data" office:value="2205" office:value-type="float">
            <text:p>2205</text:p>
          </table:table-cell>
          <table:table-cell table:style-name="TL Data" table:number-columns-repeated="2"/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4134" office:value-type="float">
            <text:p>413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645" office:value-type="float">
            <text:p>564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3230" office:value-type="float">
            <text:p>63230</text:p>
          </table:table-cell>
          <table:table-cell ns41:value-type="float" table:style-name="TL Data" office:value="2735" office:value-type="float">
            <text:p>2735</text:p>
          </table:table-cell>
          <table:table-cell ns41:value-type="float" table:style-name="TL Data" office:value="9099" office:value-type="float">
            <text:p>9099</text:p>
          </table:table-cell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45691" office:value-type="float">
            <text:p>45691</text:p>
          </table:table-cell>
          <table:table-cell ns41:value-type="float" table:style-name="TL Data" office:value="16664" office:value-type="float">
            <text:p>16664</text:p>
          </table:table-cell>
          <table:table-cell ns41:value-type="float" table:style-name="TL Data" office:value="214219" office:value-type="float">
            <text:p>214219</text:p>
          </table:table-cell>
          <table:table-cell ns41:value-type="float" table:style-name="TL Data" office:value="26379" office:value-type="float">
            <text:p>26379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529" office:value-type="float">
            <text:p>35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Verkeer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49902" office:value-type="float">
            <text:p>49902</text:p>
          </table:table-cell>
          <table:table-cell ns41:value-type="float" table:style-name="TL Data" office:value="9086" office:value-type="float">
            <text:p>9086</text:p>
          </table:table-cell>
          <table:table-cell table:style-name="TL Data" table:number-columns-repeated="2"/>
          <table:table-cell ns41:value-type="float" table:style-name="TL Data" office:value="10150" office:value-type="float">
            <text:p>10150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897" office:value-type="float">
            <text:p>7897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55071" office:value-type="float">
            <text:p>155071</text:p>
          </table:table-cell>
          <table:table-cell ns41:value-type="float" table:style-name="TL Data" office:value="17450" office:value-type="float">
            <text:p>17450</text:p>
          </table:table-cell>
          <table:table-cell ns41:value-type="float" table:style-name="TL Data" office:value="7936" office:value-type="float">
            <text:p>7936</text:p>
          </table:table-cell>
          <table:table-cell ns41:value-type="float" table:style-name="TL Data" office:value="4347" office:value-type="float">
            <text:p>4347</text:p>
          </table:table-cell>
          <table:table-cell ns41:value-type="float" table:style-name="TL Data" office:value="39947" office:value-type="float">
            <text:p>39947</text:p>
          </table:table-cell>
          <table:table-cell ns41:value-type="float" table:style-name="TL Data" office:value="13640" office:value-type="float">
            <text:p>13640</text:p>
          </table:table-cell>
          <table:table-cell ns41:value-type="float" table:style-name="TL Data" office:value="261733" office:value-type="float">
            <text:p>261733</text:p>
          </table:table-cell>
          <table:table-cell ns41:value-type="float" table:style-name="TL Data" office:value="55718" office:value-type="float">
            <text:p>55718</text:p>
          </table:table-cell>
          <table:table-cell ns41:value-type="float" table:style-name="TL Data" office:value="7318" office:value-type="float">
            <text:p>7318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2454" office:value-type="float">
            <text:p>1245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996" office:value-type="float">
            <text:p>2996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Crediet- en bankwezen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730" office:value-type="float">
            <text:p>18730</text:p>
          </table:table-cell>
          <table:table-cell ns41:value-type="float" table:style-name="TL Data" office:value="6868" office:value-type="float">
            <text:p>6868</text:p>
          </table:table-cell>
          <table:table-cell ns41:value-type="float" table:style-name="TL Data" office:value="22683" office:value-type="float">
            <text:p>22683</text:p>
          </table:table-cell>
          <table:table-cell ns41:value-type="float" table:style-name="TL Data" office:value="7441" office:value-type="float">
            <text:p>744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Verzekeringswezen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711" office:value-type="float">
            <text:p>22711</text:p>
          </table:table-cell>
          <table:table-cell ns41:value-type="float" table:style-name="TL Data" office:value="8610" office:value-type="float">
            <text:p>8610</text:p>
          </table:table-cell>
          <table:table-cell ns41:value-type="float" table:style-name="TL Data" office:value="28110" office:value-type="float">
            <text:p>28110</text:p>
          </table:table-cell>
          <table:table-cell ns41:value-type="float" table:style-name="TL Data" office:value="9013" office:value-type="float">
            <text:p>901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heidsdienst,vrije ber.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29033" office:value-type="float">
            <text:p>29033</text:p>
          </table:table-cell>
          <table:table-cell ns41:value-type="float" table:style-name="TL Data" office:value="12450" office:value-type="float">
            <text:p>12450</text:p>
          </table:table-cell>
          <table:table-cell table:style-name="TL Data" table:number-columns-repeated="2"/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827" office:value-type="float">
            <text:p>27827</text:p>
          </table:table-cell>
          <table:table-cell ns41:value-type="float" table:style-name="TL Data" office:value="22939" office:value-type="float">
            <text:p>2293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85170" office:value-type="float">
            <text:p>185170</text:p>
          </table:table-cell>
          <table:table-cell ns41:value-type="float" table:style-name="TL Data" office:value="82857" office:value-type="float">
            <text:p>82857</text:p>
          </table:table-cell>
          <table:table-cell ns41:value-type="float" table:style-name="TL Data" office:value="243645" office:value-type="float">
            <text:p>243645</text:p>
          </table:table-cell>
          <table:table-cell ns41:value-type="float" table:style-name="TL Data" office:value="119531" office:value-type="float">
            <text:p>119531</text:p>
          </table:table-cell>
          <table:table-cell ns41:value-type="float" table:style-name="TL Data" office:value="6081" office:value-type="float">
            <text:p>6081</text:p>
          </table:table-cell>
          <table:table-cell ns41:value-type="float" table:style-name="TL Data" office:value="3982" office:value-type="float">
            <text:p>3982</text:p>
          </table:table-cell>
          <table:table-cell ns41:value-type="float" table:style-name="TL Data" office:value="26185" office:value-type="float">
            <text:p>26185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3577" office:value-type="float">
            <text:p>3577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Onderwijs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2816" office:value-type="float">
            <text:p>2816</text:p>
          </table:table-cell>
          <table:table-cell ns41:value-type="float" table:style-name="TL Data" office:value="2494" office:value-type="float">
            <text:p>2494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5685" office:value-type="float">
            <text:p>568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624" office:value-type="float">
            <text:p>38624</text:p>
          </table:table-cell>
          <table:table-cell ns41:value-type="float" table:style-name="TL Data" office:value="35410" office:value-type="float">
            <text:p>35410</text:p>
          </table:table-cell>
          <table:table-cell ns41:value-type="float" table:style-name="TL Data" office:value="44996" office:value-type="float">
            <text:p>44996</text:p>
          </table:table-cell>
          <table:table-cell ns41:value-type="float" table:style-name="TL Data" office:value="43776" office:value-type="float">
            <text:p>4377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Eredienst</text:p>
          </table:table-cell>
          <table:table-cell ns41:value-type="string" table:style-name="TL RowHeader" office:value-type="string">
            <text:p>62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63" office:value-type="float">
            <text:p>263</text:p>
          </table:table-cell>
          <table:table-cell table:style-name="TL Data" table:number-columns-repeated="2"/>
          <table:table-cell ns41:value-type="float" table:style-name="TL Data" office:value="11287" office:value-type="float">
            <text:p>11287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1495" office:value-type="float">
            <text:p>11495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4">
          <table:table-cell ns41:value-type="string" table:style-name="TL RowHeader" office:value-type="string">
            <text:p>Huiselijke diensten</text:p>
          </table:table-cell>
          <table:table-cell ns41:value-type="string" table:style-name="TL RowHeader" office:value-type="string">
            <text:p>70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4357" office:value-type="float">
            <text:p>4357</text:p>
          </table:table-cell>
          <table:table-cell ns41:value-type="float" table:style-name="TL Data" office:value="177902" office:value-type="float">
            <text:p>177902</text:p>
          </table:table-cell>
          <table:table-cell table:style-name="TL Data" table:number-columns-repeated="2"/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178143" office:value-type="float">
            <text:p>17814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102" office:value-type="float">
            <text:p>510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oep onb. </text:p>
          </table:table-cell>
          <table:table-cell ns41:value-type="string" table:style-name="TL RowHeader" office:value-type="string">
            <text:p>85 resp. 80-84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833" office:value-type="float">
            <text:p>15833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26973" office:value-type="float">
            <text:p>2697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8963" office:value-type="float">
            <text:p>8963</text:p>
          </table:table-cell>
          <table:table-cell ns41:value-type="float" table:style-name="TL Data" office:value="528" office:value-type="float">
            <text:p>528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1"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20"/>
          <table:table-cell/>
          <table:table-cell ns41:value-type="float" table:style-name="TL Data" office:value="583748" office:value-type="float">
            <text:p>583748</text:p>
          </table:table-cell>
          <table:table-cell ns41:value-type="float" table:style-name="TL Data" office:value="58125" office:value-type="float">
            <text:p>58125</text:p>
          </table:table-cell>
          <table:table-cell ns41:value-type="float" table:style-name="TL Data" office:value="67367" office:value-type="float">
            <text:p>67367</text:p>
          </table:table-cell>
          <table:table-cell ns41:value-type="float" table:style-name="TL Data" office:value="10589" office:value-type="float">
            <text:p>10589</text:p>
          </table:table-cell>
          <table:table-cell ns41:value-type="float" table:style-name="TL Data" office:value="151961" office:value-type="float">
            <text:p>151961</text:p>
          </table:table-cell>
          <table:table-cell ns41:value-type="float" table:style-name="TL Data" office:value="14256" office:value-type="float">
            <text:p>1425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8692" office:value-type="float">
            <text:p>58692</text:p>
          </table:table-cell>
          <table:table-cell ns41:value-type="float" table:style-name="TL Data" office:value="5004" office:value-type="float">
            <text:p>5004</text:p>
          </table:table-cell>
          <table:table-cell ns41:value-type="float" table:style-name="TL Data" office:value="1335976" office:value-type="float">
            <text:p>1335976</text:p>
          </table:table-cell>
          <table:table-cell ns41:value-type="float" table:style-name="TL Data" office:value="372528" office:value-type="float">
            <text:p>372528</text:p>
          </table:table-cell>
          <table:table-cell ns41:value-type="float" table:style-name="TL Data" office:value="165895" office:value-type="float">
            <text:p>165895</text:p>
          </table:table-cell>
          <table:table-cell ns41:value-type="float" table:style-name="TL Data" office:value="85612" office:value-type="float">
            <text:p>85612</text:p>
          </table:table-cell>
          <table:table-cell ns41:value-type="float" table:style-name="TL Data" office:value="459940" office:value-type="float">
            <text:p>459940</text:p>
          </table:table-cell>
          <table:table-cell ns41:value-type="float" table:style-name="TL Data" office:value="240327" office:value-type="float">
            <text:p>240327</text:p>
          </table:table-cell>
          <table:table-cell ns41:value-type="float" table:style-name="TL Data" office:value="2687478" office:value-type="float">
            <text:p>2687478</text:p>
          </table:table-cell>
          <table:table-cell ns41:value-type="float" table:style-name="TL Data" office:value="924889" office:value-type="float">
            <text:p>924889</text:p>
          </table:table-cell>
          <table:table-cell ns41:value-type="float" table:style-name="TL Data" office:value="49195" office:value-type="float">
            <text:p>49195</text:p>
          </table:table-cell>
          <table:table-cell ns41:value-type="float" table:style-name="TL Data" office:value="15868" office:value-type="float">
            <text:p>15868</text:p>
          </table:table-cell>
          <table:table-cell ns41:value-type="float" table:style-name="TL Data" office:value="155719" office:value-type="float">
            <text:p>155719</text:p>
          </table:table-cell>
          <table:table-cell ns41:value-type="float" table:style-name="TL Data" office:value="1894" office:value-type="float">
            <text:p>1894</text:p>
          </table:table-cell>
          <table:table-cell ns41:value-type="float" table:style-name="TL Data" office:value="30450" office:value-type="float">
            <text:p>30450</text:p>
          </table:table-cell>
          <table:table-cell ns41:value-type="float" table:style-name="TL Data" office:value="952" office:value-type="float">
            <text:p>952</text:p>
          </table:table-cell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style-name="ce12"/>
          <table:table-cell table:number-columns-repeated="2"/>
          <table:table-cell table:style-name="ce29" table:number-columns-repeated="23"/>
          <table:table-cell table:number-columns-repeated="3"/>
          <table:table-cell table:style-name="ce30"/>
          <table:table-cell table:number-columns-repeated="994"/>
        </table:table-row>
        <table:table-row table:style-name="ro5">
          <table:table-cell table:style-name="ce13"/>
          <table:table-cell table:number-columns-repeated="2"/>
          <table:table-cell table:style-name="ce30" table:number-columns-repeated="23"/>
          <table:table-cell table:number-columns-repeated="3"/>
          <table:table-cell table:style-name="ce30"/>
          <table:table-cell table:number-columns-repeated="994"/>
        </table:table-row>
        <table:table-row table:style-name="ro2">
          <table:table-cell table:number-columns-repeated="29"/>
          <table:table-cell table:style-name="ce30"/>
          <table:table-cell table:number-columns-repeated="994"/>
        </table:table-row>
        <table:table-row table:style-name="ro2">
          <table:table-cell table:number-columns-repeated="26"/>
          <table:table-cell table:style-name="ce30"/>
          <table:table-cell table:number-columns-repeated="99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7" number:min-integer-digits="2"/>
      <number:text>..</number:text>
    </number:number-style>
    <number:number-style style:name="N143">
      <number:number number:decimal-places="0" number:min-integer-digits="1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number:date-style number:country="NL" style:name="N20106" number:language="nl">
      <number:day-of-week number:style="long"/>
      <number:text/>
      <number:day/>
      <number:text/>
      <number:month number:style="long" number:textual="true"/>
      <number:text/>
      <number:year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1:21:25.500000000</meta:creation-date>
    <dc:creator>Helpdesk</dc:creator>
    <dc:date>2004-12-16T14:36:13</dc:date>
    <meta:document-statistic meta:object-count="0" meta:cell-count="708" meta:table-count="1"/>
    <meta:generator>ODFPY/1.3.0dev</meta:generator>
  </office:meta>
</office:document-meta>
</file>